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list-style-name="LFO3" style:family="paragraph"/>
    <style:style style:name="P14" style:parent-style-name="Standard" style:list-style-name="LFO3" style:family="paragraph"/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list-style-name="LFO3" style:family="paragraph"/>
    <style:style style:name="P18" style:parent-style-name="Standard" style:list-style-name="LFO3" style:family="paragraph"/>
    <style:style style:name="P19" style:parent-style-name="Standard" style:list-style-name="LFO3" style:family="paragraph"/>
    <style:style style:name="P20" style:parent-style-name="Standard" style:list-style-name="LFO3" style:family="paragraph"/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list-style-name="LFO4" style:family="paragraph"/>
    <style:style style:name="P23" style:parent-style-name="Standard" style:list-style-name="LFO4" style:family="paragraph"/>
    <style:style style:name="P24" style:parent-style-name="Standard" style:list-style-name="LFO4" style:family="paragraph"/>
    <style:style style:name="P25" style:parent-style-name="Standard" style:list-style-name="LFO4" style:family="paragraph"/>
    <style:style style:name="P26" style:parent-style-name="Standard" style:list-style-name="LFO4" style:family="paragraph"/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list-style-name="LFO5" style:family="paragraph"/>
    <style:style style:name="P29" style:parent-style-name="Standard" style:list-style-name="LFO5" style:family="paragraph"/>
    <style:style style:name="P30" style:parent-style-name="Standard" style:list-style-name="LFO5" style:family="paragraph"/>
    <style:style style:name="P31" style:parent-style-name="Standard" style:list-style-name="LFO5" style:family="paragraph"/>
    <style:style style:name="P32" style:parent-style-name="Standard" style:list-style-name="LFO5" style:family="paragraph"/>
    <style:style style:name="P33" style:parent-style-name="Standard" style:list-style-name="LFO5" style:family="paragraph"/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list-style-name="LFO6" style:family="paragraph"/>
    <style:style style:name="P36" style:parent-style-name="Standard" style:list-style-name="LFO6" style:family="paragraph"/>
    <style:style style:name="P37" style:parent-style-name="Standard" style:list-style-name="LFO6" style:family="paragraph"/>
    <style:style style:name="P38" style:parent-style-name="Standard" style:list-style-name="LFO6" style:family="paragraph"/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list-style-name="LFO7" style:family="paragraph"/>
    <style:style style:name="P41" style:parent-style-name="Standard" style:list-style-name="LFO7" style:family="paragraph"/>
    <style:style style:name="P42" style:parent-style-name="Standard" style:list-style-name="LFO7" style:family="paragraph"/>
    <style:style style:name="P43" style:parent-style-name="Standard" style:list-style-name="LFO7" style:family="paragraph"/>
    <style:style style:name="P44" style:parent-style-name="Standard" style:list-style-name="LFO7" style:family="paragraph"/>
    <style:style style:name="P45" style:parent-style-name="Standard" style:list-style-name="LFO7" style:family="paragraph"/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list-style-name="LFO8" style:family="paragraph"/>
    <style:style style:name="P48" style:parent-style-name="Standard" style:list-style-name="LFO8" style:family="paragraph"/>
    <style:style style:name="P49" style:parent-style-name="Standard" style:list-style-name="LFO8" style:family="paragraph"/>
    <style:style style:name="P50" style:parent-style-name="Standard" style:list-style-name="LFO8" style:family="paragraph"/>
    <style:style style:name="P51" style:parent-style-name="Standard" style:list-style-name="LFO8" style:family="paragraph"/>
    <style:style style:name="P52" style:parent-style-name="Standard" style:list-style-name="LFO8" style:family="paragraph"/>
    <style:style style:name="P53" style:parent-style-name="Standard" style:list-style-name="LFO8" style:family="paragraph"/>
    <style:style style:name="P54" style:parent-style-name="Standard" style:list-style-name="LFO8" style:family="paragraph"/>
    <style:style style:name="P55" style:parent-style-name="Standard" style:list-style-name="LFO8" style:family="paragraph"/>
    <style:style style:name="P56" style:parent-style-name="Standard" style:list-style-name="LFO8" style:family="paragraph"/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list-style-name="LFO9" style:family="paragraph"/>
    <style:style style:name="P59" style:parent-style-name="Standard" style:list-style-name="LFO9" style:family="paragraph"/>
    <style:style style:name="P60" style:parent-style-name="Standard" style:list-style-name="LFO9" style:family="paragraph"/>
    <style:style style:name="P61" style:parent-style-name="Standard" style:list-style-name="LFO9" style:family="paragraph"/>
    <style:style style:name="P62" style:parent-style-name="Standard" style:list-style-name="LFO9" style:family="paragraph"/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list-style-name="LFO10" style:family="paragraph"/>
    <style:style style:name="P65" style:parent-style-name="Standard" style:list-style-name="LFO10" style:family="paragraph"/>
    <style:style style:name="P66" style:parent-style-name="Standard" style:list-style-name="LFO10" style:family="paragraph"/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list-style-name="LFO11" style:family="paragraph"/>
    <style:style style:name="P69" style:parent-style-name="Standard" style:list-style-name="LFO11" style:family="paragraph"/>
    <style:style style:name="P70" style:parent-style-name="Standard" style:list-style-name="LFO11" style:family="paragraph"/>
    <style:style style:name="P71" style:parent-style-name="Standard" style:list-style-name="LFO11" style:family="paragraph"/>
    <style:style style:name="P72" style:parent-style-name="Standard" style:list-style-name="LFO11" style:family="paragraph"/>
    <style:style style:name="P73" style:parent-style-name="Standard" style:list-style-name="LFO11" style:family="paragraph"/>
    <style:style style:name="P74" style:parent-style-name="Standard" style:list-style-name="LFO11" style:family="paragraph"/>
    <style:style style:name="P75" style:parent-style-name="Standard" style:list-style-name="LFO11" style:family="paragraph"/>
    <style:style style:name="P76" style:parent-style-name="Standard" style:list-style-name="LFO11" style:family="paragraph"/>
    <style:style style:name="P77" style:parent-style-name="Standard" style:list-style-name="LFO11" style:family="paragraph"/>
    <style:style style:name="P78" style:parent-style-name="Standard" style:list-style-name="LFO11" style:family="paragraph"/>
    <style:style style:name="P79" style:parent-style-name="Standard" style:list-style-name="LFO11" style:family="paragraph"/>
    <style:style style:name="P80" style:parent-style-name="Standard" style:list-style-name="LFO11" style:family="paragraph"/>
    <style:style style:name="P81" style:parent-style-name="Standard" style:list-style-name="LFO11" style:family="paragraph"/>
    <style:style style:name="P82" style:parent-style-name="Standard" style:list-style-name="LFO11" style:family="paragraph"/>
    <style:style style:name="P83" style:parent-style-name="Standard" style:list-style-name="LFO11" style:family="paragraph"/>
    <style:style style:name="P84" style:parent-style-name="Standard" style:list-style-name="LFO11" style:family="paragraph"/>
    <style:style style:name="P85" style:parent-style-name="Standard" style:list-style-name="LFO11" style:family="paragraph"/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list-style-name="LFO12" style:family="paragraph"/>
    <style:style style:name="P88" style:parent-style-name="Standard" style:list-style-name="LFO12" style:family="paragraph"/>
    <style:style style:name="P89" style:parent-style-name="Standard" style:list-style-name="LFO12" style:family="paragraph"/>
    <style:style style:name="P90" style:parent-style-name="Standard" style:list-style-name="LFO12" style:family="paragraph"/>
    <style:style style:name="P91" style:parent-style-name="Standard" style:list-style-name="LFO12" style:family="paragraph"/>
    <style:style style:name="P92" style:parent-style-name="Standard" style:list-style-name="LFO12" style:family="paragraph"/>
    <style:style style:name="P93" style:parent-style-name="Standard" style:list-style-name="LFO12" style:family="paragraph"/>
    <style:style style:name="P94" style:parent-style-name="Standard" style:list-style-name="LFO12" style:family="paragraph"/>
    <style:style style:name="P95" style:parent-style-name="Standard" style:list-style-name="LFO12" style:family="paragraph"/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list-style-name="LFO13" style:family="paragraph"/>
    <style:style style:name="P98" style:parent-style-name="Standard" style:list-style-name="LFO13" style:family="paragraph"/>
    <style:style style:name="P99" style:parent-style-name="Standard" style:list-style-name="LFO13" style:family="paragraph"/>
    <style:style style:name="P100" style:parent-style-name="Standard" style:list-style-name="LFO13" style:family="paragraph"/>
    <style:style style:name="P101" style:parent-style-name="Standard" style:list-style-name="LFO13" style:family="paragraph"/>
    <style:style style:name="P102" style:parent-style-name="Standard" style:list-style-name="LFO13" style:family="paragraph"/>
    <style:style style:name="P103" style:parent-style-name="Standard" style:list-style-name="LFO13" style:family="paragraph"/>
    <style:style style:name="P104" style:parent-style-name="Standard" style:list-style-name="LFO13" style:family="paragraph"/>
    <style:style style:name="P105" style:parent-style-name="Standard" style:list-style-name="LFO13" style:family="paragraph"/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list-style-name="LFO14" style:family="paragraph"/>
    <style:style style:name="P110" style:parent-style-name="Standard" style:list-style-name="LFO14" style:family="paragraph"/>
    <style:style style:name="P111" style:parent-style-name="Standard" style:list-style-name="LFO14" style:family="paragraph"/>
    <style:style style:name="P112" style:parent-style-name="Standard" style:list-style-name="LFO14" style:family="paragraph"/>
    <style:style style:name="P113" style:parent-style-name="Standard" style:list-style-name="LFO14" style:family="paragraph"/>
    <style:style style:name="P114" style:parent-style-name="Standard" style:list-style-name="LFO14" style:family="paragraph"/>
    <style:style style:name="P115" style:parent-style-name="Standard" style:list-style-name="LFO14" style:family="paragraph"/>
    <style:style style:name="P116" style:parent-style-name="Standard" style:list-style-name="LFO14" style:family="paragraph"/>
    <style:style style:name="P117" style:parent-style-name="Standard" style:list-style-name="LFO14" style:family="paragraph"/>
    <style:style style:name="P118" style:parent-style-name="Standard" style:list-style-name="LFO14" style:family="paragraph"/>
    <style:style style:name="P119" style:parent-style-name="Standard" style:list-style-name="LFO14" style:family="paragraph"/>
    <style:style style:name="P120" style:parent-style-name="Standard" style:list-style-name="LFO14" style:family="paragraph"/>
    <style:style style:name="P121" style:parent-style-name="Standard" style:list-style-name="LFO14" style:family="paragraph"/>
    <style:style style:name="P122" style:parent-style-name="Standard" style:list-style-name="LFO14" style:family="paragraph"/>
    <style:style style:name="P123" style:parent-style-name="Standard" style:list-style-name="LFO14" style:family="paragraph"/>
    <style:style style:name="P124" style:parent-style-name="Standard" style:list-style-name="LFO14" style:family="paragraph"/>
    <style:style style:name="P125" style:parent-style-name="Standard" style:list-style-name="LFO14" style:family="paragraph"/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list-style-name="LFO15" style:family="paragraph"/>
    <style:style style:name="P128" style:parent-style-name="Standard" style:list-style-name="LFO15" style:family="paragraph"/>
    <style:style style:name="P129" style:parent-style-name="Standard" style:list-style-name="LFO15" style:family="paragraph"/>
    <style:style style:name="P130" style:parent-style-name="Standard" style:list-style-name="LFO15" style:family="paragraph"/>
    <style:style style:name="P131" style:parent-style-name="Standard" style:list-style-name="LFO15" style:family="paragraph"/>
    <style:style style:name="P132" style:parent-style-name="Standard" style:list-style-name="LFO15" style:family="paragraph"/>
    <style:style style:name="P133" style:parent-style-name="Standard" style:list-style-name="LFO15" style:family="paragraph"/>
    <style:style style:name="P134" style:parent-style-name="Standard" style:list-style-name="LFO15" style:family="paragraph"/>
    <style:style style:name="P135" style:parent-style-name="Standard" style:list-style-name="LFO15" style:family="paragraph"/>
    <style:style style:name="P136" style:parent-style-name="Standard" style:list-style-name="LFO15" style:family="paragraph"/>
    <style:style style:name="P137" style:parent-style-name="Standard" style:list-style-name="LFO15" style:family="paragraph"/>
    <style:style style:name="P138" style:parent-style-name="Standard" style:list-style-name="LFO15" style:family="paragraph"/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list-style-name="LFO16" style:family="paragraph"/>
    <style:style style:name="P141" style:parent-style-name="Standard" style:list-style-name="LFO16" style:family="paragraph"/>
    <style:style style:name="P142" style:parent-style-name="Standard" style:list-style-name="LFO16" style:family="paragraph"/>
    <style:style style:name="P143" style:parent-style-name="Standard" style:list-style-name="LFO16" style:family="paragraph"/>
    <style:style style:name="P144" style:parent-style-name="Standard" style:list-style-name="LFO16" style:family="paragraph"/>
    <style:style style:name="P145" style:parent-style-name="Standard" style:list-style-name="LFO16" style:family="paragraph"/>
    <style:style style:name="P146" style:parent-style-name="Standard" style:list-style-name="LFO16" style:family="paragraph"/>
    <style:style style:name="P147" style:parent-style-name="Standard" style:list-style-name="LFO16" style:family="paragraph"/>
    <style:style style:name="P148" style:parent-style-name="Standard" style:list-style-name="LFO16" style:family="paragraph"/>
    <style:style style:name="P149" style:parent-style-name="Standard" style:list-style-name="LFO16" style:family="paragraph"/>
    <style:style style:name="P150" style:parent-style-name="Standard" style:list-style-name="LFO16" style:family="paragraph"/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list-style-name="LFO17" style:family="paragraph"/>
    <style:style style:name="P153" style:parent-style-name="Standard" style:list-style-name="LFO17" style:family="paragraph"/>
    <style:style style:name="P154" style:parent-style-name="Standard" style:list-style-name="LFO17" style:family="paragraph"/>
    <style:style style:name="P155" style:parent-style-name="Standard" style:list-style-name="LFO17" style:family="paragraph"/>
    <style:style style:name="P156" style:parent-style-name="Standard" style:list-style-name="LFO17" style:family="paragraph"/>
    <style:style style:name="P157" style:parent-style-name="Standard" style:list-style-name="LFO17" style:family="paragraph"/>
    <style:style style:name="P158" style:parent-style-name="Standard" style:list-style-name="LFO17" style:family="paragraph"/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list-style-name="LFO18" style:family="paragraph"/>
    <style:style style:name="P161" style:parent-style-name="Standard" style:list-style-name="LFO18" style:family="paragraph"/>
    <style:style style:name="P162" style:parent-style-name="Standard" style:list-style-name="LFO18" style:family="paragraph"/>
    <style:style style:name="P163" style:parent-style-name="Standard" style:list-style-name="LFO18" style:family="paragraph"/>
    <style:style style:name="P164" style:parent-style-name="Standard" style:list-style-name="LFO18" style:family="paragraph"/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list-style-name="LFO19" style:family="paragraph"/>
    <style:style style:name="P167" style:parent-style-name="Standard" style:list-style-name="LFO19" style:family="paragraph"/>
    <style:style style:name="P168" style:parent-style-name="Standard" style:list-style-name="LFO19" style:family="paragraph"/>
    <style:style style:name="P169" style:parent-style-name="Standard" style:list-style-name="LFO19" style:family="paragraph"/>
    <style:style style:name="P170" style:parent-style-name="Standard" style:list-style-name="LFO19" style:family="paragraph"/>
  </office:automatic-styles>
  <office:body>
    <office:text text:use-soft-page-breaks="true">
      <text:p text:style-name="P1">Sing in</text:p>
      <text:list text:style-name="LFO1" text:continue-numbering="true">
        <text:list-item>
          <text:p text:style-name="P2">Email</text:p>
        </text:list-item>
        <text:list-item>
          <text:p text:style-name="P3">Password</text:p>
        </text:list-item>
      </text:list>
      <text:p text:style-name="Standard"/>
      <text:p text:style-name="P4">Sing up</text:p>
      <text:list text:style-name="LFO2" text:continue-numbering="true">
        <text:list-item>
          <text:p text:style-name="P5">First Name</text:p>
        </text:list-item>
        <text:list-item>
          <text:p text:style-name="P6">Middle Name</text:p>
        </text:list-item>
        <text:list-item>
          <text:p text:style-name="P7">Last Name</text:p>
        </text:list-item>
        <text:list-item>
          <text:p text:style-name="P8">Dob</text:p>
        </text:list-item>
        <text:list-item>
          <text:p text:style-name="P9">User Name</text:p>
        </text:list-item>
        <text:list-item>
          <text:p text:style-name="P10">Email</text:p>
        </text:list-item>
        <text:list-item>
          <text:p text:style-name="P11">Password</text:p>
        </text:list-item>
      </text:list>
      <text:p text:style-name="Standard"/>
      <text:p text:style-name="P12">Publication Author View</text:p>
      <text:list text:style-name="LFO3" text:continue-numbering="true">
        <text:list-item>
          <text:p text:style-name="P13">Title</text:p>
        </text:list-item>
        <text:list-item>
          <text:p text:style-name="P14">Thumbnail</text:p>
        </text:list-item>
        <text:list-item>
          <text:p text:style-name="P15">Size of the PDF</text:p>
        </text:list-item>
        <text:list-item>
          <text:p text:style-name="P16">Description about the PDF</text:p>
        </text:list-item>
        <text:list-item>
          <text:p text:style-name="P17">Category of the PDF</text:p>
        </text:list-item>
        <text:list-item>
          <text:p text:style-name="P18">Language</text:p>
        </text:list-item>
        <text:list-item>
          <text:p text:style-name="P19">Like Count</text:p>
        </text:list-item>
        <text:list-item>
          <text:p text:style-name="P20">Price</text:p>
        </text:list-item>
      </text:list>
      <text:p text:style-name="P21">Home Page</text:p>
      <text:list text:style-name="LFO4" text:continue-numbering="true">
        <text:list-item>
          <text:p text:style-name="P22">Top sellers</text:p>
        </text:list-item>
        <text:list-item>
          <text:p text:style-name="P23">Top Selling books</text:p>
        </text:list-item>
        <text:list-item>
          <text:p text:style-name="P24">Electronic</text:p>
        </text:list-item>
        <text:list-item>
          <text:p text:style-name="P25">Information Technology</text:p>
        </text:list-item>
        <text:list-item>
          <text:p text:style-name="P26">Education</text:p>
        </text:list-item>
      </text:list>
      <text:p text:style-name="Standard"/>
      <text:p text:style-name="P27">Payment Processing</text:p>
      <text:list text:style-name="LFO5" text:continue-numbering="true">
        <text:list-item>
          <text:p text:style-name="P28">Master/Visa choose</text:p>
        </text:list-item>
        <text:list-item>
          <text:p text:style-name="P29">Card Number</text:p>
        </text:list-item>
        <text:list-item>
          <text:p text:style-name="P30">Card name</text:p>
        </text:list-item>
        <text:list-item>
          <text:p text:style-name="P31">Expire date</text:p>
        </text:list-item>
        <text:list-item>
          <text:p text:style-name="P32">CVC</text:p>
        </text:list-item>
        <text:list-item>
          <text:p text:style-name="P33">Total Price</text:p>
        </text:list-item>
      </text:list>
      <text:p text:style-name="P34">Cart</text:p>
      <text:list text:style-name="LFO6" text:continue-numbering="true">
        <text:list-item>
          <text:p text:style-name="P35">Price</text:p>
        </text:list-item>
        <text:list-item>
          <text:p text:style-name="P36">Select items for checkout</text:p>
        </text:list-item>
        <text:list-item>
          <text:p text:style-name="P37">Thumbnail</text:p>
        </text:list-item>
        <text:list-item>
          <text:p text:style-name="P38">Title</text:p>
        </text:list-item>
      </text:list>
      <text:p text:style-name="P39">Checkout</text:p>
      <text:list text:style-name="LFO7" text:continue-numbering="true">
        <text:list-item>
          <text:p text:style-name="P40">Selected items for checkout</text:p>
        </text:list-item>
        <text:list-item>
          <text:p text:style-name="P41">Thumbnail</text:p>
        </text:list-item>
        <text:list-item>
          <text:p text:style-name="P42">Price</text:p>
        </text:list-item>
        <text:list-item>
          <text:p text:style-name="P43">Title</text:p>
        </text:list-item>
        <text:list-item>
          <text:p text:style-name="P44">Total Price</text:p>
        </text:list-item>
        <text:list-item>
          <text:p text:style-name="P45">quantity</text:p>
        </text:list-item>
      </text:list>
      <text:p text:style-name="P46">Books</text:p>
      <text:list text:style-name="LFO8" text:continue-numbering="true">
        <text:list-item>
          <text:p text:style-name="P47">Title</text:p>
        </text:list-item>
        <text:list-item>
          <text:p text:style-name="P48">Thumbnail</text:p>
        </text:list-item>
        <text:list-item>
          <text:p text:style-name="P49">Description</text:p>
        </text:list-item>
        <text:list-item>
          <text:p text:style-name="P50">Like count</text:p>
        </text:list-item>
        <text:list-item>
          <text:p text:style-name="P51">Rating</text:p>
        </text:list-item>
        <text:list-item>
          <text:p text:style-name="P52">add to cart</text:p>
        </text:list-item>
        <text:list-item>
          <text:p text:style-name="P53">Search</text:p>
        </text:list-item>
        <text:list-item>
          <text:p text:style-name="P54">Category filter</text:p>
        </text:list-item>
        <text:list-item>
          <text:p text:style-name="P55">Like count filter</text:p>
        </text:list-item>
        <text:list-item>
          <text:p text:style-name="P56">Rating count filter</text:p>
        </text:list-item>
      </text:list>
      <text:p text:style-name="P57">Author Sing up</text:p>
      <text:list text:style-name="LFO9" text:continue-numbering="true">
        <text:list-item>
          <text:p text:style-name="P58">Phone Number</text:p>
        </text:list-item>
        <text:list-item>
          <text:p text:style-name="P59">Bio</text:p>
        </text:list-item>
        <text:list-item>
          <text:p text:style-name="P60">Country</text:p>
        </text:list-item>
        <text:list-item>
          <text:p text:style-name="P61">Skills</text:p>
        </text:list-item>
        <text:list-item>
          <text:p text:style-name="P62">Interests</text:p>
        </text:list-item>
      </text:list>
      <text:p text:style-name="P63">Admin Panel</text:p>
      <text:list text:style-name="LFO10" text:continue-numbering="true">
        <text:list-item>
          <text:p text:style-name="P64">Users</text:p>
        </text:list-item>
        <text:list-item>
          <text:p text:style-name="P65">Publications</text:p>
        </text:list-item>
        <text:list-item>
          <text:p text:style-name="P66">Authors</text:p>
        </text:list-item>
      </text:list>
      <text:p text:style-name="P67">Author Profile User View</text:p>
      <text:list text:style-name="LFO11" text:continue-numbering="true">
        <text:list-item>
          <text:p text:style-name="P68">User name</text:p>
        </text:list-item>
        <text:list-item>
          <text:p text:style-name="P69">Full name</text:p>
        </text:list-item>
        <text:list-item>
          <text:p text:style-name="P70">Phone Number</text:p>
        </text:list-item>
        <text:list-item>
          <text:p text:style-name="P71">Dob</text:p>
        </text:list-item>
        <text:list-item>
          <text:p text:style-name="P72">Email</text:p>
        </text:list-item>
        <text:list-item>
          <text:p text:style-name="P73">Bio</text:p>
        </text:list-item>
        <text:list-item>
          <text:p text:style-name="P74">Country</text:p>
        </text:list-item>
        <text:list-item>
          <text:p text:style-name="P75">Publication Count</text:p>
        </text:list-item>
        <text:list-item>
          <text:p text:style-name="P76">Ratings</text:p>
        </text:list-item>
        <text:list-item>
          <text:p text:style-name="P77">Skills</text:p>
        </text:list-item>
        <text:list-item>
          <text:p text:style-name="P78">Interests</text:p>
        </text:list-item>
        <text:list-item>
          <text:p text:style-name="P79">Publications</text:p>
          <text:list text:continue-numbering="true">
            <text:list-item>
              <text:p text:style-name="P80">Thumbnail</text:p>
            </text:list-item>
            <text:list-item>
              <text:p text:style-name="P81">Title</text:p>
            </text:list-item>
            <text:list-item>
              <text:p text:style-name="P82">Description</text:p>
            </text:list-item>
            <text:list-item>
              <text:p text:style-name="P83">Like Count</text:p>
            </text:list-item>
            <text:list-item>
              <text:p text:style-name="P84">Add to cart</text:p>
            </text:list-item>
            <text:list-item>
              <text:p text:style-name="P85">Price</text:p>
            </text:list-item>
          </text:list>
        </text:list-item>
      </text:list>
      <text:p text:style-name="P86">Publication User View</text:p>
      <text:list text:style-name="LFO12" text:continue-numbering="true">
        <text:list-item>
          <text:p text:style-name="P87">Title</text:p>
        </text:list-item>
        <text:list-item>
          <text:p text:style-name="P88">Category</text:p>
        </text:list-item>
        <text:list-item>
          <text:p text:style-name="P89">Thumbnail</text:p>
        </text:list-item>
        <text:list-item>
          <text:p text:style-name="P90">Description</text:p>
        </text:list-item>
        <text:list-item>
          <text:p text:style-name="P91">Rating</text:p>
        </text:list-item>
        <text:list-item>
          <text:p text:style-name="P92">Like Count</text:p>
        </text:list-item>
        <text:list-item>
          <text:p text:style-name="P93">Published date</text:p>
        </text:list-item>
        <text:list-item>
          <text:p text:style-name="P94">Add to cart</text:p>
        </text:list-item>
        <text:list-item>
          <text:p text:style-name="P95">Hard copy request</text:p>
        </text:list-item>
      </text:list>
      <text:p text:style-name="P96">Publication Hard Copy Request</text:p>
      <text:list text:style-name="LFO13" text:continue-numbering="true">
        <text:list-item>
          <text:p text:style-name="P97">postal code</text:p>
        </text:list-item>
        <text:list-item>
          <text:p text:style-name="P98">address</text:p>
        </text:list-item>
        <text:list-item>
          <text:p text:style-name="P99">phone number</text:p>
        </text:list-item>
        <text:list-item>
          <text:p text:style-name="P100">town</text:p>
        </text:list-item>
        <text:list-item>
          <text:p text:style-name="P101">country</text:p>
        </text:list-item>
        <text:list-item>
          <text:p text:style-name="P102">quantity</text:p>
        </text:list-item>
        <text:list-item>
          <text:p text:style-name="P103">total price</text:p>
        </text:list-item>
        <text:list-item>
          <text:p text:style-name="P104">single copy price</text:p>
        </text:list-item>
        <text:list-item>
          <text:p text:style-name="P105">purchase</text:p>
        </text:list-item>
      </text:list>
      <text:p text:style-name="P106">About us</text:p>
      <text:p text:style-name="P107">Contact us</text:p>
      <text:p text:style-name="P108">Author Profile author view</text:p>
      <text:list text:style-name="LFO14" text:continue-numbering="true">
        <text:list-item>
          <text:p text:style-name="P109">user name</text:p>
        </text:list-item>
        <text:list-item>
          <text:p text:style-name="P110">country</text:p>
        </text:list-item>
        <text:list-item>
          <text:p text:style-name="P111">rating</text:p>
        </text:list-item>
        <text:list-item>
          <text:p text:style-name="P112">bio</text:p>
        </text:list-item>
        <text:list-item>
          <text:p text:style-name="P113">skills</text:p>
        </text:list-item>
        <text:list-item>
          <text:p text:style-name="P114">full name</text:p>
        </text:list-item>
        <text:list-item>
          <text:p text:style-name="P115">dob</text:p>
        </text:list-item>
        <text:list-item>
          <text:p text:style-name="P116">email</text:p>
        </text:list-item>
        <text:list-item>
          <text:p text:style-name="P117">number</text:p>
        </text:list-item>
        <text:list-item>
          <text:p text:style-name="P118">publication count</text:p>
        </text:list-item>
        <text:list-item>
          <text:p text:style-name="P119">interests</text:p>
        </text:list-item>
        <text:list-item>
          <text:p text:style-name="P120">Publications</text:p>
          <text:list text:continue-numbering="true">
            <text:list-item>
              <text:p text:style-name="P121">Thumbnail</text:p>
            </text:list-item>
            <text:list-item>
              <text:p text:style-name="P122">Title</text:p>
            </text:list-item>
            <text:list-item>
              <text:p text:style-name="P123">Description</text:p>
            </text:list-item>
            <text:list-item>
              <text:p text:style-name="P124">Like Count</text:p>
            </text:list-item>
            <text:list-item>
              <text:p text:style-name="P125">Price</text:p>
            </text:list-item>
          </text:list>
        </text:list-item>
      </text:list>
      <text:p text:style-name="P126">Author Profile Update View</text:p>
      <text:list text:style-name="LFO15" text:continue-numbering="true">
        <text:list-item>
          <text:p text:style-name="P127">User name</text:p>
        </text:list-item>
        <text:list-item>
          <text:p text:style-name="P128">First name</text:p>
        </text:list-item>
        <text:list-item>
          <text:p text:style-name="P129">Middle name</text:p>
        </text:list-item>
        <text:list-item>
          <text:p text:style-name="P130">Last name</text:p>
        </text:list-item>
        <text:list-item>
          <text:p text:style-name="P131">Phone Number</text:p>
        </text:list-item>
        <text:list-item>
          <text:p text:style-name="P132">Email</text:p>
        </text:list-item>
        <text:list-item>
          <text:p text:style-name="P133">Bio</text:p>
        </text:list-item>
        <text:list-item>
          <text:p text:style-name="P134">Country</text:p>
        </text:list-item>
        <text:list-item>
          <text:p text:style-name="P135">Password</text:p>
        </text:list-item>
        <text:list-item>
          <text:p text:style-name="P136">Skills</text:p>
        </text:list-item>
        <text:list-item>
          <text:p text:style-name="P137">Thumbnail</text:p>
        </text:list-item>
        <text:list-item>
          <text:p text:style-name="P138">Interests</text:p>
        </text:list-item>
      </text:list>
      <text:p text:style-name="P139">User Profile User View</text:p>
      <text:list text:style-name="LFO16" text:continue-numbering="true">
        <text:list-item>
          <text:p text:style-name="P140">First Name</text:p>
        </text:list-item>
        <text:list-item>
          <text:p text:style-name="P141">Middle Name</text:p>
        </text:list-item>
        <text:list-item>
          <text:p text:style-name="P142">Last Name</text:p>
        </text:list-item>
        <text:list-item>
          <text:p text:style-name="P143">Dob</text:p>
        </text:list-item>
        <text:list-item>
          <text:p text:style-name="P144">User Name</text:p>
        </text:list-item>
        <text:list-item>
          <text:p text:style-name="P145">Email</text:p>
        </text:list-item>
        <text:list-item>
          <text:p text:style-name="P146">Publications</text:p>
          <text:list text:continue-numbering="true">
            <text:list-item>
              <text:p text:style-name="P147">Title</text:p>
            </text:list-item>
            <text:list-item>
              <text:p text:style-name="P148">Description</text:p>
            </text:list-item>
            <text:list-item>
              <text:p text:style-name="P149">Download</text:p>
            </text:list-item>
            <text:list-item>
              <text:p text:style-name="P150">Rating</text:p>
            </text:list-item>
          </text:list>
        </text:list-item>
      </text:list>
      <text:p text:style-name="P151">User Profile Update View</text:p>
      <text:list text:style-name="LFO17" text:continue-numbering="true">
        <text:list-item>
          <text:p text:style-name="P152">First name</text:p>
        </text:list-item>
        <text:list-item>
          <text:p text:style-name="P153">Middle Name</text:p>
        </text:list-item>
        <text:list-item>
          <text:p text:style-name="P154">Last Name</text:p>
        </text:list-item>
        <text:list-item>
          <text:p text:style-name="P155">Dob</text:p>
        </text:list-item>
        <text:list-item>
          <text:p text:style-name="P156">User Name</text:p>
        </text:list-item>
        <text:list-item>
          <text:p text:style-name="P157">Password</text:p>
        </text:list-item>
        <text:list-item>
          <text:p text:style-name="P158">Email</text:p>
        </text:list-item>
      </text:list>
      <text:p text:style-name="P159">Publication create View</text:p>
      <text:list text:style-name="LFO18" text:continue-numbering="true">
        <text:list-item>
          <text:p text:style-name="P160">Title</text:p>
        </text:list-item>
        <text:list-item>
          <text:p text:style-name="P161">Description</text:p>
        </text:list-item>
        <text:list-item>
          <text:p text:style-name="P162">Category</text:p>
        </text:list-item>
        <text:list-item>
          <text:p text:style-name="P163">Pdf</text:p>
        </text:list-item>
        <text:list-item>
          <text:p text:style-name="P164">Thumbnail</text:p>
        </text:list-item>
      </text:list>
      <text:p text:style-name="P165">Publication update View</text:p>
      <text:list text:style-name="LFO19" text:continue-numbering="true">
        <text:list-item>
          <text:p text:style-name="P166">Title</text:p>
        </text:list-item>
        <text:list-item>
          <text:p text:style-name="P167">Description</text:p>
        </text:list-item>
        <text:list-item>
          <text:p text:style-name="P168">Language</text:p>
        </text:list-item>
        <text:list-item>
          <text:p text:style-name="P169">Category</text:p>
        </text:list-item>
        <text:list-item>
          <text:p text:style-name="P170">Thumbnai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JP Weerathunga</dc:creator>
    <meta:creation-date>2024-04-20T18:33:00Z</meta:creation-date>
    <dc:date>2024-04-20T16:22:00Z</dc:date>
    <meta:template xlink:href="Normal.dotm" xlink:type="simple"/>
    <meta:editing-cycles>13</meta:editing-cycles>
    <meta:editing-duration>PT11460S</meta:editing-duration>
    <meta:document-statistic meta:page-count="1" meta:paragraph-count="3" meta:word-count="278" meta:character-count="1864" meta:row-count="13" meta:non-whitespace-character-count="1589"/>
  </office:meta>
</office:document-meta>
</file>